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text-properties fo:color="#00d1b2" style:font-name="Arial Black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d1b2" style:font-name="Arial Black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2.6cm" svg:height="3.4cm" svg:x="3.8cm" svg:y="2.4cm">
          <draw:text-box>
            <text:p text:style-name="P1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20:31:10.203138274</meta:creation-date>
    <dc:date>2019-09-24T21:31:56.614836929</dc:date>
    <meta:editing-duration>PT45M1S</meta:editing-duration>
    <meta:editing-cycles>2</meta:editing-cycles>
    <meta:generator>LibreOffice/6.0.7.3$Linux_X86_64 LibreOffice_project/00m0$Build-3</meta:generator>
    <meta:document-statistic meta:object-count="1"/>
  </office:meta>
</office:document-meta>
</file>